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image1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Arial3" svg:font-family="Arial"/>
    <style:font-face style:name="Calibri1" svg:font-family="Calibri"/>
    <style:font-face style:name="Calibri Light1" svg:font-family="'Calibri Light'"/>
    <style:font-face style:name="ＭＳ Ｐゴシック2" svg:font-family="'ＭＳ Ｐゴシック'"/>
    <style:font-face style:name="Arial1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2" svg:font-family="'DejaVu Sans'" style:font-pitch="variable"/>
    <style:font-face style:name="FreeSans1" svg:font-family="FreeSans" style:font-pitch="variable"/>
    <style:font-face style:name="Times New Roman2" svg:font-family="'Times New Roman'" style:font-pitch="variable"/>
    <style:font-face style:name="WenQuanYi Zen Hei2" svg:font-family="'WenQuanYi Zen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2" svg:font-family="Calibri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WenQuanYi Zen Hei1" svg:font-family="'WenQuanYi Zen Hei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" style:family="presentation" style:parent-style-name="Master1-Layout1-cust-Titelfoli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cust-Titelfolie-notes">
      <style:graphic-properties draw:fill-color="#ffffff" fo:min-height="13.364cm"/>
    </style:style>
    <style:style style:name="pr3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4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el-und-Inhalt-notes">
      <style:graphic-properties draw:fill-color="#ffffff" fo:min-height="11.431cm"/>
    </style:style>
    <style:style style:name="pr6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fo:min-height="3.181cm" fo:padding-top="0.127cm" fo:padding-bottom="0.127cm" fo:padding-left="0.254cm" fo:padding-right="0.254cm" fo:wrap-option="wrap"/>
    </style:style>
    <style:style style:name="pr7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fo:min-height="11.04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.212cm" fo:margin-bottom="0cm" fo:line-height="90%" fo:text-align="start" fo:text-indent="0cm" style:punctuation-wrap="hanging" style:writing-mode="lr-tb">
        <style:tab-stops/>
      </style:paragraph-properties>
    </style:style>
    <style:style style:name="P5" style:family="paragraph">
      <style:paragraph-properties fo:margin-left="0cm" fo:margin-right="0cm" fo:line-height="90%" fo:text-align="start" fo:text-indent="0cm" style:punctuation-wrap="hanging" style:writing-mode="lr-tb">
        <style:tab-stops/>
      </style:paragraph-properties>
    </style:style>
    <style:style style:name="T1" style:family="text">
      <style:text-properties fo:color="#0fa9d9" style:text-line-through-style="none" style:text-position="0% 100%" style:font-name="Calibri Light1" fo:font-size="6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color="#0fa9d9" style:text-line-through-style="none" style:text-position="0% 100%" style:font-name="Calibri Light1" fo:font-size="3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38pt" style:font-style-asian="normal" style:font-weight-asian="bold" style:font-size-complex="38pt" style:font-style-complex="normal" style:font-weight-complex="bold"/>
    </style:style>
    <style:style style:name="T3" style:family="text">
      <style:text-properties fo:color="#000000" style:text-line-through-style="none" style:text-position="0% 100%" style:font-name="Calibri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color="#000000" style:text-line-through-styl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color="#000000" style:text-line-through-style="none" style:text-position="0% 100%" style:font-name="Calibri2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color="#000000" style:text-line-through-style="none" style:text-position="0% 100%" style:font-name="Calibri2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000000" style:text-line-through-style="none" style:text-position="0% 100%" style:font-name="Symbol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000000" style:text-line-through-style="none" style:text-position="0% 100%" style:font-name="Symbol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2" draw:style-name="dp1" draw:master-page-name="Master1-Layout1-cust-Titelfolie" presentation:presentation-page-layout-name="AL1T19">
        <office:forms form:automatic-focus="false" form:apply-design-mode="false"/>
        <draw:frame draw:name="Titel 10" presentation:style-name="pr1" draw:text-style-name="P2" draw:layer="layout" svg:width="23.019cm" svg:height="4.793cm" svg:x="0.966cm" svg:y="9.917cm" presentation:class="title">
          <draw:text-box>
            <text:p text:style-name="P1"><text:span text:style-name="T1">Galaxy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" draw:style-name="dp1" draw:master-page-name="Master1-Layout2-obj-Titel-und-Inhalt" presentation:presentation-page-layout-name="AL2T15">
        <office:forms form:automatic-focus="false" form:apply-design-mode="false"/>
        <draw:frame draw:name="Titel 1" presentation:style-name="pr3" draw:text-style-name="P2" draw:layer="layout" svg:width="21.908cm" svg:height="2.006cm" svg:x="1.398cm" svg:y="2.447cm" presentation:class="title">
          <draw:text-box>
            <text:p text:style-name="P3"><text:span text:style-name="T2">GALAXY</text:span></text:p>
          </draw:text-box>
        </draw:frame>
        <draw:frame draw:name="Inhaltsplatzhalter 3" presentation:style-name="pr4" draw:text-style-name="P2" draw:layer="layout" svg:width="21.427cm" svg:height="4.07cm" svg:x="1.402cm" svg:y="4.767cm" presentation:class="outline">
          <draw:text-box>
            <text:list text:style-name="L2">
              <text:list-item>
                <text:p text:style-name="P4"><text:span text:style-name="T3">Team Members:</text:span></text:p>
                <text:list>
                  <text:list-item>
                    <text:p text:style-name="P5"><text:span text:style-name="T4">Cameron R. Smith, Dr. Torsten Houwaart, Bjoern Gruening, Michael Röttger, Paul</text:span></text:p>
                  </text:list-item>
                </text:list>
              </text:list-item>
            </text:list>
          </draw:text-box>
        </draw:frame>
        <draw:frame draw:name="Inhaltsplatzhalter 3" draw:style-name="gr2" draw:text-style-name="P2" draw:layer="layout" svg:width="21.908cm" svg:height="3.448cm" svg:x="1.402cm" svg:y="9.08cm">
          <draw:text-box>
            <text:p text:style-name="P4"><text:span text:style-name="T5">Project Type: <text:s text:c="5"/></text:span></text:p>
            <text:p text:style-name="P4"><text:span text:style-name="T6"><text:tab/></text:span><text:span text:style-name="T6">Further Development</text:span></text:p>
          </draw:text-box>
        </draw:frame>
        <draw:frame draw:name="Inhaltsplatzhalter 3" draw:style-name="gr2" draw:text-style-name="P2" draw:layer="layout" svg:width="21.908cm" svg:height="2.738cm" svg:x="1.402cm" svg:y="15.183cm">
          <draw:text-box>
            <text:p text:style-name="P4"><text:span text:style-name="T5">Application Type: <text:s text:c="5"/></text:span></text:p>
            <text:p text:style-name="P4"><text:span text:style-name="T7"></text:span><text:span text:style-name="T6"> <text:s/></text:span><text:span text:style-name="T6">Data Processing Pipeline</text:span></text:p>
          </draw:text-box>
        </draw:frame>
        <draw:frame draw:name="Inhaltsplatzhalter 3" draw:style-name="gr2" draw:text-style-name="P2" draw:layer="layout" svg:width="21.908cm" svg:height="3.444cm" svg:x="1.402cm" svg:y="12.127cm">
          <draw:text-box>
            <text:p text:style-name="P4"><text:span text:style-name="T5">Open Data: <text:s text:c="5"/></text:span></text:p>
            <text:p text:style-name="P4"><text:span text:style-name="T8"></text:span><text:span text:style-name="T5"> <text:s/></text:span><text:span text:style-name="T6">Using test data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4" draw:style-name="dp1" draw:master-page-name="Master1-Layout2-obj-Titel-und-Inhalt" presentation:presentation-page-layout-name="AL2T15">
        <office:forms form:automatic-focus="false" form:apply-design-mode="false"/>
        <draw:frame draw:name="Titel 1" presentation:style-name="pr6" draw:text-style-name="P2" draw:layer="layout" svg:width="21.908cm" svg:height="3.321cm" svg:x="1.746cm" svg:y="2.412cm" presentation:class="title" presentation:placeholder="true">
          <draw:text-box/>
        </draw:frame>
        <draw:frame draw:name="Inhaltsplatzhalter 2" presentation:style-name="pr7" draw:text-style-name="P2" draw:layer="layout" svg:width="21.908cm" svg:height="10.985cm" svg:x="1.746cm" svg:y="6.174cm" presentation:class="outline" presentation:placeholder="true">
          <draw:text-box/>
        </draw:frame>
        <presentation:notes draw:style-name="dp2">
          <draw:page-thumbnail draw:style-name="gr1" draw:layer="layout" svg:width="12.7cm" svg:height="9.525cm" svg:x="3.175cm" svg:y="1.905cm" draw:page-number="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4" svg:font-family="Arial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Arial3" svg:font-family="Arial"/>
    <style:font-face style:name="Calibri1" svg:font-family="Calibri"/>
    <style:font-face style:name="Calibri Light1" svg:font-family="'Calibri Light'"/>
    <style:font-face style:name="ＭＳ Ｐゴシック2" svg:font-family="'ＭＳ Ｐゴシック'"/>
    <style:font-face style:name="Arial1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2" svg:font-family="'DejaVu Sans'" style:font-pitch="variable"/>
    <style:font-face style:name="FreeSans1" svg:font-family="FreeSans" style:font-pitch="variable"/>
    <style:font-face style:name="Times New Roman2" svg:font-family="'Times New Roman'" style:font-pitch="variable"/>
    <style:font-face style:name="WenQuanYi Zen Hei2" svg:font-family="'WenQuanYi Zen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2" svg:font-family="Calibri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WenQuanYi Zen Hei1" svg:font-family="'WenQuanYi Zen Hei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2_5f_Benutzerdefiniertes-Design-background" style:display-name="Master1-2_Benutzerdefiniertes-Design-background" style:family="presentation">
      <style:graphic-properties draw:stroke="none" draw:fill="solid" draw:fill-color="#ffffff"/>
      <style:text-properties style:letter-kerning="true"/>
    </style:style>
    <style:style style:name="Master1-2_5f_Benutzerdefiniertes-Design-backgroundobjects" style:display-name="Master1-2_Benutzerdefiniertes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2_5f_Benutzerdefiniertes-Design-notes" style:display-name="Master1-2_Benutzerdefiniertes-Desig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2_5f_Benutzerdefiniertes-Design-outline1" style:display-name="Master1-2_Benutzerdefiniertes-Design-outline1" style:family="presentation">
      <style:graphic-properties draw:stroke="none" draw:fill="none" draw:auto-grow-height="false" draw:fit-to-size="shrink-to-fit">
        <text:list-style style:name="Master1-2_5f_Benutzerdefiniertes-Design-outline1" style:display-name="Master1-2_Benutzerdefiniertes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2_5f_Benutzerdefiniertes-Design-outline2" style:display-name="Master1-2_Benutzerdefiniertes-Design-outline2" style:family="presentation" style:parent-style-name="Master1-2_5f_Benutzerdefiniertes-Design-outline1">
      <style:paragraph-properties fo:margin-top="0cm" fo:margin-bottom="0.4cm"/>
      <style:text-properties fo:font-size="28pt" style:font-size-asian="28pt" style:font-size-complex="28pt"/>
    </style:style>
    <style:style style:name="Master1-2_5f_Benutzerdefiniertes-Design-outline3" style:display-name="Master1-2_Benutzerdefiniertes-Design-outline3" style:family="presentation" style:parent-style-name="Master1-2_5f_Benutzerdefiniertes-Design-outline2">
      <style:paragraph-properties fo:margin-top="0cm" fo:margin-bottom="0.3cm"/>
      <style:text-properties fo:font-size="24pt" style:font-size-asian="24pt" style:font-size-complex="24pt"/>
    </style:style>
    <style:style style:name="Master1-2_5f_Benutzerdefiniertes-Design-outline4" style:display-name="Master1-2_Benutzerdefiniertes-Design-outline4" style:family="presentation" style:parent-style-name="Master1-2_5f_Benutzerdefiniertes-Design-outline3">
      <style:paragraph-properties fo:margin-top="0cm" fo:margin-bottom="0.2cm"/>
      <style:text-properties fo:font-size="20pt" style:font-size-asian="20pt" style:font-size-complex="20pt"/>
    </style:style>
    <style:style style:name="Master1-2_5f_Benutzerdefiniertes-Design-outline5" style:display-name="Master1-2_Benutzerdefiniertes-Design-outline5" style:family="presentation" style:parent-style-name="Master1-2_5f_Benutzerdefiniertes-Design-outline4">
      <style:paragraph-properties fo:margin-top="0cm" fo:margin-bottom="0.1cm"/>
      <style:text-properties fo:font-size="20pt" style:font-size-asian="20pt" style:font-size-complex="20pt"/>
    </style:style>
    <style:style style:name="Master1-2_5f_Benutzerdefiniertes-Design-outline6" style:display-name="Master1-2_Benutzerdefiniertes-Design-outline6" style:family="presentation" style:parent-style-name="Master1-2_5f_Benutzerdefiniertes-Design-outline5">
      <style:paragraph-properties fo:margin-top="0cm" fo:margin-bottom="0.1cm"/>
      <style:text-properties fo:font-size="20pt" style:font-size-asian="20pt" style:font-size-complex="20pt"/>
    </style:style>
    <style:style style:name="Master1-2_5f_Benutzerdefiniertes-Design-outline7" style:display-name="Master1-2_Benutzerdefiniertes-Design-outline7" style:family="presentation" style:parent-style-name="Master1-2_5f_Benutzerdefiniertes-Design-outline6">
      <style:paragraph-properties fo:margin-top="0cm" fo:margin-bottom="0.1cm"/>
      <style:text-properties fo:font-size="20pt" style:font-size-asian="20pt" style:font-size-complex="20pt"/>
    </style:style>
    <style:style style:name="Master1-2_5f_Benutzerdefiniertes-Design-outline8" style:display-name="Master1-2_Benutzerdefiniertes-Design-outline8" style:family="presentation" style:parent-style-name="Master1-2_5f_Benutzerdefiniertes-Design-outline7">
      <style:paragraph-properties fo:margin-top="0cm" fo:margin-bottom="0.1cm"/>
      <style:text-properties fo:font-size="20pt" style:font-size-asian="20pt" style:font-size-complex="20pt"/>
    </style:style>
    <style:style style:name="Master1-2_5f_Benutzerdefiniertes-Design-outline9" style:display-name="Master1-2_Benutzerdefiniertes-Design-outline9" style:family="presentation" style:parent-style-name="Master1-2_5f_Benutzerdefiniertes-Design-outline8">
      <style:paragraph-properties fo:margin-top="0cm" fo:margin-bottom="0.1cm"/>
      <style:text-properties fo:font-size="20pt" style:font-size-asian="20pt" style:font-size-complex="20pt"/>
    </style:style>
    <style:style style:name="Master1-2_5f_Benutzerdefiniertes-Design-subtitle" style:display-name="Master1-2_Benutzerdefiniertes-Design-subtitle" style:family="presentation">
      <style:graphic-properties draw:stroke="none" draw:fill="none" draw:textarea-vertical-align="middle">
        <text:list-style style:name="Master1-2_5f_Benutzerdefiniertes-Design-subtitle" style:display-name="Master1-2_Benutzerdefiniertes-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2_5f_Benutzerdefiniertes-Design-title" style:display-name="Master1-2_Benutzerdefiniertes-Design-title" style:family="presentation">
      <style:graphic-properties draw:stroke="none" draw:fill="none" draw:textarea-vertical-align="middle">
        <text:list-style style:name="Master1-2_5f_Benutzerdefiniertes-Design-title" style:display-name="Master1-2_Benutzerdefiniertes-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Titelfolie-background" style:family="presentation">
      <style:graphic-properties draw:stroke="none" draw:fill="solid" draw:fill-color="#ffffff"/>
      <style:text-properties style:letter-kerning="true"/>
    </style:style>
    <style:style style:name="Master1-Layout1-cust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Titelfolie-outline1" style:family="presentation">
      <style:graphic-properties draw:stroke="none" draw:fill="none" draw:auto-grow-height="false" draw:fit-to-size="shrink-to-fit">
        <text:list-style style:name="Master1-Layout1-cust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Titelfolie-outline2" style:family="presentation" style:parent-style-name="Master1-Layout1-cust-Titelfolie-outline1">
      <style:paragraph-properties fo:margin-top="0cm" fo:margin-bottom="0.4cm"/>
      <style:text-properties fo:font-size="28pt" style:font-size-asian="28pt" style:font-size-complex="28pt"/>
    </style:style>
    <style:style style:name="Master1-Layout1-cust-Titelfolie-outline3" style:family="presentation" style:parent-style-name="Master1-Layout1-cust-Titelfolie-outline2">
      <style:paragraph-properties fo:margin-top="0cm" fo:margin-bottom="0.3cm"/>
      <style:text-properties fo:font-size="24pt" style:font-size-asian="24pt" style:font-size-complex="24pt"/>
    </style:style>
    <style:style style:name="Master1-Layout1-cust-Titelfolie-outline4" style:family="presentation" style:parent-style-name="Master1-Layout1-cust-Titelfolie-outline3">
      <style:paragraph-properties fo:margin-top="0cm" fo:margin-bottom="0.2cm"/>
      <style:text-properties fo:font-size="20pt" style:font-size-asian="20pt" style:font-size-complex="20pt"/>
    </style:style>
    <style:style style:name="Master1-Layout1-cust-Titelfolie-outline5" style:family="presentation" style:parent-style-name="Master1-Layout1-cust-Titelfolie-outline4">
      <style:paragraph-properties fo:margin-top="0cm" fo:margin-bottom="0.1cm"/>
      <style:text-properties fo:font-size="20pt" style:font-size-asian="20pt" style:font-size-complex="20pt"/>
    </style:style>
    <style:style style:name="Master1-Layout1-cust-Titelfolie-outline6" style:family="presentation" style:parent-style-name="Master1-Layout1-cust-Titelfolie-outline5">
      <style:paragraph-properties fo:margin-top="0cm" fo:margin-bottom="0.1cm"/>
      <style:text-properties fo:font-size="20pt" style:font-size-asian="20pt" style:font-size-complex="20pt"/>
    </style:style>
    <style:style style:name="Master1-Layout1-cust-Titelfolie-outline7" style:family="presentation" style:parent-style-name="Master1-Layout1-cust-Titelfolie-outline6">
      <style:paragraph-properties fo:margin-top="0cm" fo:margin-bottom="0.1cm"/>
      <style:text-properties fo:font-size="20pt" style:font-size-asian="20pt" style:font-size-complex="20pt"/>
    </style:style>
    <style:style style:name="Master1-Layout1-cust-Titelfolie-outline8" style:family="presentation" style:parent-style-name="Master1-Layout1-cust-Titelfolie-outline7">
      <style:paragraph-properties fo:margin-top="0cm" fo:margin-bottom="0.1cm"/>
      <style:text-properties fo:font-size="20pt" style:font-size-asian="20pt" style:font-size-complex="20pt"/>
    </style:style>
    <style:style style:name="Master1-Layout1-cust-Titelfolie-outline9" style:family="presentation" style:parent-style-name="Master1-Layout1-cust-Titelfolie-outline8">
      <style:paragraph-properties fo:margin-top="0cm" fo:margin-bottom="0.1cm"/>
      <style:text-properties fo:font-size="20pt" style:font-size-asian="20pt" style:font-size-complex="20pt"/>
    </style:style>
    <style:style style:name="Master1-Layout1-cust-Titelfolie-subtitle" style:family="presentation">
      <style:graphic-properties draw:stroke="none" draw:fill="none" draw:textarea-vertical-align="middle">
        <text:list-style style:name="Master1-Layout1-cust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Titelfolie-title" style:family="presentation">
      <style:graphic-properties draw:stroke="none" draw:fill="none" draw:textarea-vertical-align="middle">
        <text:list-style style:name="Master1-Layout1-cust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shrink-to-fit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cm" fo:margin-bottom="0.4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cm" fo:margin-bottom="0.3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cm" fo:margin-bottom="0.2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cm" fo:margin-bottom="0.4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cm" fo:margin-bottom="0.3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cm" fo:margin-bottom="0.2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cm" fo:margin-bottom="0.1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cm" fo:margin-bottom="0.1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cm" fo:margin-bottom="0.1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cm" fo:margin-bottom="0.1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cm" fo:margin-bottom="0.1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Graphics">
      <style:graphic-properties draw:stroke="none" draw:fill="none" fo:clip="rect(0cm, 0cm, 0cm, 0cm)" style:mirror="none"/>
    </style:style>
    <style:style style:name="Mpr1" style:family="presentation" style:parent-style-name="Master1-2_5f_Benutzerdefiniertes-Desig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2_5f_Benutzerdefiniertes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2_5f_Benutzerdefiniertes-Desig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2_5f_Benutzerdefiniertes-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2_5f_Benutzerdefiniertes-Desig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2_5f_Benutzerdefiniertes-Desig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cust-Titelfoli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cust-Titelfoli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cust-Titelfoli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cust-Titelfoli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secHead-Abschnitts-_a_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secHead-Abschnitts-_a_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Abschnitts-_a_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Abschnitts-_a_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5-twoTxTwoObj-Vergleich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1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1-vertTitleAndTx-Vertikaler-Titel-und-Text-title">
      <style:graphic-properties draw:stroke="none" draw:fill="none" draw:textarea-horizontal-align="righ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6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7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90%" fo:text-align="start" fo:text-indent="0cm" style:punctuation-wrap="simple" style:writing-mode="lr-tb">
        <style:tab-stops/>
      </style:paragraph-properties>
    </style:style>
    <style:style style:name="MP4" style:family="paragraph">
      <style:paragraph-properties fo:margin-left="0.635cm" fo:margin-right="0cm" fo:margin-top="0.353cm" fo:margin-bottom="0cm" fo:line-height="90%" fo:text-align="start" fo:text-indent="-0.635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simple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simple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simple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simple" style:writing-mode="lr-tb">
        <style:tab-stops/>
      </style:paragraph-properties>
    </style:style>
    <style:style style:name="MP9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0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1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start" fo:text-indent="0cm" style:punctuation-wrap="simple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style:font-name="Arial2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color="#0fa9d9" style:text-line-through-style="none" style:text-position="0% 100%" style:font-name="Calibri Light1" fo:font-size="3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38pt" style:font-style-asian="normal" style:font-weight-asian="bold" style:font-size-complex="38pt" style:font-style-complex="normal" style:font-weight-complex="bold"/>
    </style:style>
    <style:style style:name="MT3" style:family="text">
      <style:text-properties fo:color="#000000" style:text-line-through-style="none" style:text-position="0% 100%" style:font-name="Calibri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000000" style:text-line-through-styl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color="#898989" style:text-line-through-style="none" style:text-position="0% 100%" style:font-name="Arial2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000000" style:text-line-through-style="none" style:text-position="0% 100%" style:font-name="Calibri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color="#0fa9d9" style:text-line-through-style="none" style:text-position="0% 100%" style:font-name="Calibri Light1" fo:font-size="6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MT10" style:family="text">
      <style:text-properties fo:color="#898989" style:text-line-through-styl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color="#000000" style:text-line-through-style="none" style:text-position="0% 100%" style:font-name="Arial2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color="#000000" style:text-line-through-style="none" style:text-position="0% 100%" style:font-name="Calibri1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color="#0fa9d9" style:text-line-through-style="none" style:text-position="0% 100%" style:font-name="Calibri Light1" fo:font-size="32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4" style:family="text">
      <style:text-properties fo:color="#000000" style:text-line-through-style="none" style:text-position="0% 100%" style:font-name="Calibri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color="#000000" style:text-line-through-style="none" style:text-position="0% 100%" style:font-name="Calibri1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§">
        <style:list-level-properties text:min-label-width="0.635cm"/>
        <style:text-properties fo:font-family="Wingdings" style:font-pitch="variable" style:use-window-font-color="true" fo:font-size="100%"/>
      </text:list-level-style-bullet>
      <text:list-level-style-bullet text:level="2" text:bullet-char="§">
        <style:list-level-properties text:space-before="1.27cm" text:min-label-width="0.635cm"/>
        <style:text-properties fo:font-family="Wingdings" style:font-pitch="variable" style:use-window-font-color="true" fo:font-size="100%"/>
      </text:list-level-style-bullet>
      <text:list-level-style-bullet text:level="3" text:bullet-char="§">
        <style:list-level-properties text:space-before="2.54cm" text:min-label-width="0.635cm"/>
        <style:text-properties fo:font-family="Wingdings" style:font-pitch="variable" style:use-window-font-color="true" fo:font-size="100%"/>
      </text:list-level-style-bullet>
      <text:list-level-style-bullet text:level="4" text:bullet-char="§">
        <style:list-level-properties text:space-before="3.81cm" text:min-label-width="0.635cm"/>
        <style:text-properties fo:font-family="Wingdings" style:font-pitch="variable" style:use-window-font-color="true" fo:font-size="100%"/>
      </text:list-level-style-bullet>
      <text:list-level-style-bullet text:level="5" text:bullet-char="§">
        <style:list-level-properties text:space-before="5.08cm" text:min-label-width="0.635cm"/>
        <style:text-properties fo:font-family="Wingdings" style:font-pitch="variable" style:use-window-font-color="true" fo:font-size="100%"/>
      </text:list-level-style-bullet>
      <text:list-level-style-bullet text:level="6" text:bullet-char="§">
        <style:list-level-properties text:space-before="6.35cm" text:min-label-width="0.635cm"/>
        <style:text-properties fo:font-family="Wingdings" style:font-pitch="variable" style:use-window-font-color="true" fo:font-size="100%"/>
      </text:list-level-style-bullet>
      <text:list-level-style-bullet text:level="7" text:bullet-char="§">
        <style:list-level-properties text:space-before="7.62cm" text:min-label-width="0.635cm"/>
        <style:text-properties fo:font-family="Wingdings" style:font-pitch="variable" style:use-window-font-color="true" fo:font-size="100%"/>
      </text:list-level-style-bullet>
      <text:list-level-style-bullet text:level="8" text:bullet-char="§">
        <style:list-level-properties text:space-before="8.89cm" text:min-label-width="0.635cm"/>
        <style:text-properties fo:font-family="Wingdings" style:font-pitch="variable" style:use-window-font-color="true" fo:font-size="100%"/>
      </text:list-level-style-bullet>
      <text:list-level-style-bullet text:level="9" text:bullet-char="§">
        <style:list-level-properties text:space-before="10.16cm" text:min-label-width="0.635cm"/>
        <style:text-properties fo:font-family="Wingding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Überschriftenplatzhalter 1" draw:style-name="Mgr1" draw:text-style-name="MP1" draw:layer="backgroundobjects" svg:width="8.255cm" svg:height="1.27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8.255cm" svg:height="1.27cm" svg:x="10.791cm" svg:y="0cm" presentation:class="date-time">
        <draw:text-box>
          <text:p text:style-name="MP2"><text:span text:style-name="MT1"><text:date style:data-style-name="D4" text:date-value="2015-03-14">14.03.2015</text:date></text:span></text:p>
        </draw:text-box>
      </draw:frame>
      <draw:frame draw:name="Fußzeilenplatzhalter 3" draw:style-name="Mgr2" draw:text-style-name="MP1" draw:layer="backgroundobjects" svg:width="8.255cm" svg:height="1.27cm" svg:x="0cm" svg:y="24.126cm" presentation:class="footer">
        <draw:text-box>
          <text:p/>
        </draw:text-box>
      </draw:frame>
      <draw:frame draw:name="Foliennummernplatzhalter 4" draw:style-name="Mgr2" draw:text-style-name="MP1" draw:layer="backgroundobjects" svg:width="8.255cm" svg:height="1.27cm" svg:x="10.791cm" svg:y="24.126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7.448cm" svg:height="5.587cm" svg:x="1.513cm" svg:y="2.54cm" draw:page-number="1"/>
      <draw:page-thumbnail draw:layer="backgroundobjects" svg:width="7.448cm" svg:height="5.587cm" svg:x="10.085cm" svg:y="2.54cm"/>
      <draw:page-thumbnail draw:layer="backgroundobjects" svg:width="7.448cm" svg:height="5.587cm" svg:x="1.513cm" svg:y="9.904cm"/>
      <draw:page-thumbnail draw:layer="backgroundobjects" svg:width="7.448cm" svg:height="5.587cm" svg:x="10.085cm" svg:y="9.904cm"/>
      <draw:page-thumbnail draw:layer="backgroundobjects" svg:width="7.448cm" svg:height="5.587cm" svg:x="1.513cm" svg:y="17.268cm"/>
      <draw:page-thumbnail draw:layer="backgroundobjects" svg:width="7.448cm" svg:height="5.587cm" svg:x="10.085cm" svg:y="17.268cm"/>
    </style:handout-master>
    <style:master-page style:name="Master1-2_5f_Benutzerdefiniertes-Design" style:display-name="Master1-2_Benutzerdefiniertes-Design" style:page-layout-name="PM1" draw:style-name="Mdp1">
      <draw:frame draw:name="Bild 6" draw:style-name="Mgr3" draw:layer="backgroundobjects" svg:width="25.4cm" svg:height="19.05cm" svg:x="-0.022cm" svg:y="0cm">
        <draw:image xlink:href="Pictures/image1.jpg" xlink:type="simple" xlink:show="embed" xlink:actuate="onLoad">
          <text:p/>
        </draw:image>
        <svg:desc>Opendata-PowerPoint_12.jpg</svg:desc>
      </draw:frame>
      <draw:frame draw:name="Titelplatzhalter 1" presentation:style-name="Mpr1" draw:text-style-name="MP1" draw:layer="backgroundobjects" svg:width="21.908cm" svg:height="3.321cm" svg:x="1.746cm" svg:y="2.412cm" presentation:class="title">
        <draw:text-box>
          <text:p text:style-name="MP3"><text:span text:style-name="MT2">Titelmasterformat durch Klicken bearbeiten</text:span></text:p>
        </draw:text-box>
      </draw:frame>
      <draw:frame draw:name="Textplatzhalter 2" presentation:style-name="Mpr2" draw:text-style-name="MP1" draw:layer="backgroundobjects" svg:width="21.908cm" svg:height="10.985cm" svg:x="1.746cm" svg:y="6.174cm" presentation:class="outline">
        <draw:text-box>
          <text:list text:style-name="ML3">
            <text:list-item>
              <text:p text:style-name="MP4"><text:span text:style-name="MT3">Textmasterformat bearbeiten</text:span></text:p>
              <text:list>
                <text:list-item>
                  <text:p text:style-name="MP5"><text:span text:style-name="MT4">Zweite Ebene</text:span></text:p>
                  <text:list>
                    <text:list-item>
                      <text:p text:style-name="MP6"><text:span text:style-name="MT5">Dritte Ebene</text:span></text:p>
                      <text:list>
                        <text:list-item>
                          <text:p text:style-name="MP7"><text:span text:style-name="MT6">Vierte Ebene</text:span></text:p>
                          <text:list>
                            <text:list-item>
                              <text:p text:style-name="MP8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4" presentation:style-name="Mpr3" draw:text-style-name="MP1" draw:layer="backgroundobjects" svg:width="8.573cm" svg:height="1.014cm" svg:x="0.754cm" svg:y="18.04cm" presentation:class="footer">
        <draw:text-box>
          <text:p/>
        </draw:text-box>
      </draw:frame>
      <draw:frame draw:name="Foliennummernplatzhalter 5" presentation:style-name="Mpr3" draw:text-style-name="MP1" draw:layer="backgroundobjects" svg:width="5.715cm" svg:height="1.014cm" svg:x="18.71cm" svg:y="18.04cm" presentation:class="page-number">
        <draw:text-box>
          <text:p text:style-name="MP2"><text:span text:style-name="MT7"><text:page-number>&lt;Nummer&gt;</text:page-number></text:span></text:p>
        </draw:text-box>
      </draw:frame>
      <presentation:notes style:page-layout-name="PM0">
        <draw:frame draw:name="Überschriftenplatzhalter 1" presentation:style-name="Mpr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15-03-14">14.03.2015</text:date></text:span></text:p>
          </draw:text-box>
        </draw:frame>
        <draw:page-thumbnail draw:name="Folienbildplatzhalter 3" presentation:style-name="Master1-2_5f_Benutzerdefiniertes-Design-title" draw:layer="backgroundobjects" svg:width="12.7cm" svg:height="9.525cm" svg:x="3.175cm" svg:y="1.905cm" presentation:class="page"/>
        <draw:frame draw:name="Notizenplatzhalter 4" presentation:style-name="Mpr5" draw:text-style-name="MP1" draw:layer="backgroundobjects" svg:width="15.24cm" svg:height="11.43cm" svg:x="1.905cm" svg:y="12.065cm" presentation:class="notes">
          <draw:text-box>
            <text:p text:style-name="MP9"><text:span text:style-name="MT8">Mastertextformat bearbeiten</text:span></text:p>
            <text:list text:style-name="ML5">
              <text:list-item>
                <text:list>
                  <text:list-item>
                    <text:p text:style-name="MP10"><text:span text:style-name="MT8">Zweite Ebene</text:span></text:p>
                    <text:list>
                      <text:list-item>
                        <text:p text:style-name="MP11"><text:span text:style-name="MT8">Dritte Ebene</text:span></text:p>
                        <text:list>
                          <text:list-item>
                            <text:p text:style-name="MP12"><text:span text:style-name="MT8">Vierte Ebene</text:span></text:p>
                            <text:list>
                              <text:list-item>
                                <text:p text:style-name="MP13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6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1-cust-Titelfolie" style:page-layout-name="PM1" draw:style-name="Mdp1">
      <draw:frame draw:name="Bild 6" draw:style-name="Mgr3" draw:layer="Master1-bg" svg:width="25.4cm" svg:height="19.05cm" svg:x="-0.022cm" svg:y="0cm">
        <draw:image xlink:href="Pictures/image1.jpg" xlink:type="simple" xlink:show="embed" xlink:actuate="onLoad">
          <text:p/>
        </draw:image>
        <svg:desc>Opendata-PowerPoint_12.jpg</svg:desc>
      </draw:frame>
      <draw:frame draw:name="Bild 1" draw:style-name="Mgr3" draw:layer="backgroundobjects" svg:width="25.4cm" svg:height="19.05cm" svg:x="0cm" svg:y="0cm">
        <draw:image xlink:href="">
          <text:p/>
        </draw:image>
        <svg:desc>EH-PowerPoint_1.jpg</svg:desc>
      </draw:frame>
      <draw:custom-shape draw:name="AutoShape 2" draw:style-name="Mgr1" draw:text-style-name="MP1" draw:layer="backgroundobjects" svg:width="0.847cm" svg:height="0.847cm" svg:x="0.234cm" svg:y="-0.507cm">
        <svg:desc>https://www.hackathon-freiburg.de/wp-content/uploads/2015/03/geops_140.png</svg:desc>
        <text:p text:style-name="MP16"><text:span text:style-name="MT11"/></text:p>
        <draw:enhanced-geometry svg:viewBox="0 0 21600 21600" draw:type="non-primitive" draw:enhanced-path="M 0 0 L 21600 0 21600 21600 0 21600 Z N"/>
      </draw:custom-shape>
      <draw:frame draw:name="Titel 1" presentation:style-name="Mpr7" draw:text-style-name="MP1" draw:layer="backgroundobjects" svg:width="23.021cm" svg:height="6.632cm" svg:x="0.965cm" svg:y="8.077cm" presentation:class="title">
        <draw:text-box>
          <text:p text:style-name="MP14"><text:span text:style-name="MT9">Titelmasterformat durch Klicken bearbeiten</text:span></text:p>
        </draw:text-box>
      </draw:frame>
      <draw:frame presentation:style-name="Master1-Layout1-cust-Titelfolie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frame draw:name="Überschriftenplatzhalter 1" presentation:style-name="Mpr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8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15-03-14">14.03.2015</text:date></text:span></text:p>
          </draw:text-box>
        </draw:frame>
        <draw:page-thumbnail draw:name="Folienbildplatzhalter 3" presentation:style-name="Master1-Layout1-cust-Titelfolie-title" draw:layer="backgroundobjects" svg:width="12.7cm" svg:height="9.525cm" svg:x="3.175cm" svg:y="1.905cm" presentation:class="page"/>
        <draw:frame draw:name="Notizenplatzhalter 4" presentation:style-name="Mpr9" draw:text-style-name="MP1" draw:layer="backgroundobjects" svg:width="15.24cm" svg:height="11.43cm" svg:x="1.905cm" svg:y="12.065cm" presentation:class="notes">
          <draw:text-box>
            <text:p text:style-name="MP9"><text:span text:style-name="MT8">Mastertextformat bearbeiten</text:span></text:p>
            <text:list text:style-name="ML5">
              <text:list-item>
                <text:list>
                  <text:list-item>
                    <text:p text:style-name="MP10"><text:span text:style-name="MT8">Zweite Ebene</text:span></text:p>
                    <text:list>
                      <text:list-item>
                        <text:p text:style-name="MP11"><text:span text:style-name="MT8">Dritte Ebene</text:span></text:p>
                        <text:list>
                          <text:list-item>
                            <text:p text:style-name="MP12"><text:span text:style-name="MT8">Vierte Ebene</text:span></text:p>
                            <text:list>
                              <text:list-item>
                                <text:p text:style-name="MP13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0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Bild 6" draw:style-name="Mgr3" draw:layer="Master1-bg" svg:width="25.4cm" svg:height="19.05cm" svg:x="-0.022cm" svg:y="0cm">
        <draw:image xlink:href="Pictures/image1.jpg" xlink:type="simple" xlink:show="embed" xlink:actuate="onLoad">
          <text:p/>
        </draw:image>
        <svg:desc>Opendata-PowerPoint_12.jpg</svg:desc>
      </draw:frame>
      <draw:frame draw:name="Titel 1" presentation:style-name="Mpr11" draw:text-style-name="MP1" draw:layer="backgroundobjects" svg:width="21.908cm" svg:height="3.321cm" svg:x="1.746cm" svg:y="2.412cm" presentation:class="title">
        <draw:text-box>
          <text:p text:style-name="MP3"><text:span text:style-name="MT2">Titelmasterformat durch Klicken bearbeiten</text:span></text:p>
        </draw:text-box>
      </draw:frame>
      <draw:frame draw:name="Inhaltsplatzhalter 2" presentation:style-name="Mpr12" draw:text-style-name="MP1" draw:layer="backgroundobjects" svg:width="21.908cm" svg:height="10.985cm" svg:x="1.746cm" svg:y="6.174cm" presentation:class="title">
        <draw:text-box>
          <text:list text:style-name="ML3">
            <text:list-item>
              <text:p text:style-name="MP4"><text:span text:style-name="MT3">Textmaster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Fußzeilenplatzhalter 4" presentation:style-name="Mpr13" draw:text-style-name="MP1" draw:layer="backgroundobjects" svg:width="8.573cm" svg:height="1.014cm" svg:x="0.754cm" svg:y="18.04cm" presentation:class="footer">
        <draw:text-box>
          <text:p/>
        </draw:text-box>
      </draw:frame>
      <draw:frame draw:name="Foliennummernplatzhalter 5" presentation:style-name="Mpr13" draw:text-style-name="MP1" draw:layer="backgroundobjects" svg:width="5.715cm" svg:height="1.014cm" svg:x="18.71cm" svg:y="18.04cm" presentation:class="page-number">
        <draw:text-box>
          <text:p text:style-name="MP2"><text:span text:style-name="MT7"><text:page-number>&lt;Nummer&gt;</text:page-number></text:span></text:p>
        </draw:text-box>
      </draw:frame>
      <draw:frame presentation:style-name="Master1-Layout2-obj-Titel-und-Inhalt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frame draw:name="Überschriftenplatzhalter 1" presentation:style-name="Mpr1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15-03-14">14.03.2015</text:date></text:span></text:p>
          </draw:text-box>
        </draw:frame>
        <draw:page-thumbnail draw:name="Folienbildplatzhalter 3" presentation:style-name="Master1-Layout2-obj-Titel-und-Inhalt-title" draw:layer="backgroundobjects" svg:width="12.7cm" svg:height="9.525cm" svg:x="3.175cm" svg:y="1.905cm" presentation:class="page"/>
        <draw:frame draw:name="Notizenplatzhalter 4" presentation:style-name="Mpr15" draw:text-style-name="MP1" draw:layer="backgroundobjects" svg:width="15.24cm" svg:height="11.43cm" svg:x="1.905cm" svg:y="12.065cm" presentation:class="notes">
          <draw:text-box>
            <text:p text:style-name="MP9"><text:span text:style-name="MT8">Mastertextformat bearbeiten</text:span></text:p>
            <text:list text:style-name="ML5">
              <text:list-item>
                <text:list>
                  <text:list-item>
                    <text:p text:style-name="MP10"><text:span text:style-name="MT8">Zweite Ebene</text:span></text:p>
                    <text:list>
                      <text:list-item>
                        <text:p text:style-name="MP11"><text:span text:style-name="MT8">Dritte Ebene</text:span></text:p>
                        <text:list>
                          <text:list-item>
                            <text:p text:style-name="MP12"><text:span text:style-name="MT8">Vierte Ebene</text:span></text:p>
                            <text:list>
                              <text:list-item>
                                <text:p text:style-name="MP13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6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frame draw:name="Bild 6" draw:style-name="Mgr3" draw:layer="Master1-bg" svg:width="25.4cm" svg:height="19.05cm" svg:x="-0.022cm" svg:y="0cm">
        <draw:image xlink:href="Pictures/image1.jpg" xlink:type="simple" xlink:show="embed" xlink:actuate="onLoad">
          <text:p/>
        </draw:image>
        <svg:desc>Opendata-PowerPoint_12.jpg</svg:desc>
      </draw:frame>
      <draw:frame draw:name="Titel 1" presentation:style-name="Mpr17" draw:text-style-name="MP1" draw:layer="backgroundobjects" svg:width="21.908cm" svg:height="7.924cm" svg:x="1.733cm" svg:y="4.749cm" presentation:class="title">
        <draw:text-box>
          <text:p text:style-name="MP3"><text:span text:style-name="MT9">Titelmasterformat durch Klicken bearbeiten</text:span></text:p>
        </draw:text-box>
      </draw:frame>
      <draw:frame draw:name="Textplatzhalter 2" presentation:style-name="Mpr18" draw:text-style-name="MP1" draw:layer="backgroundobjects" svg:width="21.908cm" svg:height="4.167cm" svg:x="1.733cm" svg:y="12.749cm" presentation:class="outline">
        <draw:text-box>
          <text:list text:style-name="ML5">
            <text:list-item>
              <text:p text:style-name="MP15"><text:span text:style-name="MT10">Textmasterformat bearbeiten</text:span></text:p>
            </text:list-item>
          </text:list>
        </draw:text-box>
      </draw:frame>
      <draw:frame draw:name="Datumsplatzhalter 3" presentation:style-name="Mpr19" draw:text-style-name="MP1" draw:layer="backgroundobjects" svg:width="5.715cm" svg:height="1.014cm" svg:x="1.746cm" svg:y="17.657cm" presentation:class="date-time">
        <draw:text-box>
          <text:p text:style-name="MP16"><text:span text:style-name="MT11"><text:date style:data-style-name="D4" text:date-value="2015-03-14">14.03.2015</text:date></text:span></text:p>
        </draw:text-box>
      </draw:frame>
      <draw:frame draw:name="Fußzeilenplatzhalter 4" presentation:style-name="Mpr20" draw:text-style-name="MP1" draw:layer="backgroundobjects" svg:width="8.573cm" svg:height="1.014cm" svg:x="0.754cm" svg:y="18.04cm" presentation:class="footer">
        <draw:text-box>
          <text:p/>
        </draw:text-box>
      </draw:frame>
      <draw:frame draw:name="Foliennummernplatzhalter 5" presentation:style-name="Mpr20" draw:text-style-name="MP1" draw:layer="backgroundobjects" svg:width="5.715cm" svg:height="1.014cm" svg:x="18.71cm" svg:y="18.04cm" presentation:class="page-number">
        <draw:text-box>
          <text:p text:style-name="MP2"><text:span text:style-name="MT7"><text:page-number>&lt;Nummer&gt;</text:page-number></text:span></text:p>
        </draw:text-box>
      </draw:frame>
      <presentation:notes style:page-layout-name="PM0">
        <draw:frame draw:name="Überschriftenplatzhalter 1" presentation:style-name="Mpr1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15-03-14">14.03.2015</text:date></text:span></text:p>
          </draw:text-box>
        </draw:frame>
        <draw:page-thumbnail draw:name="Folienbildplatzhalter 3" presentation:style-name="Master1-Layout3-secHead-Abschnitts-_a_überschrift-title" draw:layer="backgroundobjects" svg:width="12.7cm" svg:height="9.525cm" svg:x="3.175cm" svg:y="1.905cm" presentation:class="page"/>
        <draw:frame draw:name="Notizenplatzhalter 4" presentation:style-name="Mpr21" draw:text-style-name="MP1" draw:layer="backgroundobjects" svg:width="15.24cm" svg:height="11.43cm" svg:x="1.905cm" svg:y="12.065cm" presentation:class="notes">
          <draw:text-box>
            <text:p text:style-name="MP9"><text:span text:style-name="MT8">Mastertextformat bearbeiten</text:span></text:p>
            <text:list text:style-name="ML5">
              <text:list-item>
                <text:list>
                  <text:list-item>
                    <text:p text:style-name="MP10"><text:span text:style-name="MT8">Zweite Ebene</text:span></text:p>
                    <text:list>
                      <text:list-item>
                        <text:p text:style-name="MP11"><text:span text:style-name="MT8">Dritte Ebene</text:span></text:p>
                        <text:list>
                          <text:list-item>
                            <text:p text:style-name="MP12"><text:span text:style-name="MT8">Vierte Ebene</text:span></text:p>
                            <text:list>
                              <text:list-item>
                                <text:p text:style-name="MP13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2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22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Bild 6" draw:style-name="Mgr3" draw:layer="Master1-bg" svg:width="25.4cm" svg:height="19.05cm" svg:x="-0.022cm" svg:y="0cm">
        <draw:image xlink:href="Pictures/image1.jpg" xlink:type="simple" xlink:show="embed" xlink:actuate="onLoad">
          <text:p/>
        </draw:image>
        <svg:desc>Opendata-PowerPoint_12.jpg</svg:desc>
      </draw:frame>
      <draw:frame draw:name="Titel 1" presentation:style-name="Mpr23" draw:text-style-name="MP1" draw:layer="backgroundobjects" svg:width="21.908cm" svg:height="3.321cm" svg:x="1.746cm" svg:y="2.412cm" presentation:class="title">
        <draw:text-box>
          <text:p text:style-name="MP3"><text:span text:style-name="MT2">Titelmasterformat durch Klicken bearbeiten</text:span></text:p>
        </draw:text-box>
      </draw:frame>
      <draw:frame draw:name="Inhaltsplatzhalter 2" presentation:style-name="Mpr24" draw:text-style-name="MP1" draw:layer="backgroundobjects" svg:width="10.742cm" svg:height="12.087cm" svg:x="1.746cm" svg:y="5.071cm" presentation:class="title">
        <draw:text-box>
          <text:list text:style-name="ML3">
            <text:list-item>
              <text:p text:style-name="MP4"><text:span text:style-name="MT3">Textmaster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Inhaltsplatzhalter 3" presentation:style-name="Mpr24" draw:text-style-name="MP1" draw:layer="backgroundobjects" svg:width="10.742cm" svg:height="12.087cm" svg:x="12.912cm" svg:y="5.071cm" presentation:class="title">
        <draw:text-box>
          <text:list text:style-name="ML3">
            <text:list-item>
              <text:p text:style-name="MP4"><text:span text:style-name="MT3">Textmaster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Datumsplatzhalter 4" presentation:style-name="Mpr25" draw:text-style-name="MP1" draw:layer="backgroundobjects" svg:width="5.715cm" svg:height="1.014cm" svg:x="1.746cm" svg:y="17.657cm" presentation:class="date-time">
        <draw:text-box>
          <text:p text:style-name="MP16"><text:span text:style-name="MT11"><text:date style:data-style-name="D4" text:date-value="2015-03-14">14.03.2015</text:date></text:span></text:p>
        </draw:text-box>
      </draw:frame>
      <draw:frame draw:name="Fußzeilenplatzhalter 5" presentation:style-name="Mpr26" draw:text-style-name="MP1" draw:layer="backgroundobjects" svg:width="8.573cm" svg:height="1.014cm" svg:x="0.754cm" svg:y="18.04cm" presentation:class="footer">
        <draw:text-box>
          <text:p/>
        </draw:text-box>
      </draw:frame>
      <draw:frame draw:name="Foliennummernplatzhalter 6" presentation:style-name="Mpr26" draw:text-style-name="MP1" draw:layer="backgroundobjects" svg:width="5.715cm" svg:height="1.014cm" svg:x="18.71cm" svg:y="18.04cm" presentation:class="page-number">
        <draw:text-box>
          <text:p text:style-name="MP2"><text:span text:style-name="MT7"><text:page-number>&lt;Nummer&gt;</text:page-number></text:span></text:p>
        </draw:text-box>
      </draw:frame>
      <presentation:notes style:page-layout-name="PM0">
        <draw:frame draw:name="Überschriftenplatzhalter 1" presentation:style-name="Mpr25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25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15-03-14">14.03.2015</text:date></text:span></text:p>
          </draw:text-box>
        </draw:frame>
        <draw:page-thumbnail draw:name="Folienbildplatzhalter 3" presentation:style-name="Master1-Layout4-twoObj-Zwei-Inhalte-title" draw:layer="backgroundobjects" svg:width="12.7cm" svg:height="9.525cm" svg:x="3.175cm" svg:y="1.905cm" presentation:class="page"/>
        <draw:frame draw:name="Notizenplatzhalter 4" presentation:style-name="Mpr27" draw:text-style-name="MP1" draw:layer="backgroundobjects" svg:width="15.24cm" svg:height="11.43cm" svg:x="1.905cm" svg:y="12.065cm" presentation:class="notes">
          <draw:text-box>
            <text:p text:style-name="MP9"><text:span text:style-name="MT8">Mastertextformat bearbeiten</text:span></text:p>
            <text:list text:style-name="ML5">
              <text:list-item>
                <text:list>
                  <text:list-item>
                    <text:p text:style-name="MP10"><text:span text:style-name="MT8">Zweite Ebene</text:span></text:p>
                    <text:list>
                      <text:list-item>
                        <text:p text:style-name="MP11"><text:span text:style-name="MT8">Dritte Ebene</text:span></text:p>
                        <text:list>
                          <text:list-item>
                            <text:p text:style-name="MP12"><text:span text:style-name="MT8">Vierte Ebene</text:span></text:p>
                            <text:list>
                              <text:list-item>
                                <text:p text:style-name="MP13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2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28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frame draw:name="Bild 6" draw:style-name="Mgr3" draw:layer="Master1-bg" svg:width="25.4cm" svg:height="19.05cm" svg:x="-0.022cm" svg:y="0cm">
        <draw:image xlink:href="Pictures/image1.jpg" xlink:type="simple" xlink:show="embed" xlink:actuate="onLoad">
          <text:p/>
        </draw:image>
        <svg:desc>Opendata-PowerPoint_12.jpg</svg:desc>
      </draw:frame>
      <draw:frame draw:name="Titel 1" presentation:style-name="Mpr29" draw:text-style-name="MP1" draw:layer="backgroundobjects" svg:width="21.908cm" svg:height="3.682cm" svg:x="1.751cm" svg:y="1.014cm" presentation:class="title">
        <draw:text-box>
          <text:p text:style-name="MP3"><text:span text:style-name="MT2">Titelmasterformat durch Klicken bearbeiten</text:span></text:p>
        </draw:text-box>
      </draw:frame>
      <draw:frame draw:name="Textplatzhalter 2" presentation:style-name="Mpr30" draw:text-style-name="MP1" draw:layer="backgroundobjects" svg:width="10.746cm" svg:height="2.289cm" svg:x="1.751cm" svg:y="4.67cm" presentation:class="outline">
        <draw:text-box>
          <text:list text:style-name="ML5">
            <text:list-item>
              <text:p text:style-name="MP15"><text:span text:style-name="MT12">Textmasterformat bearbeiten</text:span></text:p>
            </text:list-item>
          </text:list>
        </draw:text-box>
      </draw:frame>
      <draw:frame draw:name="Inhaltsplatzhalter 3" presentation:style-name="Mpr31" draw:text-style-name="MP1" draw:layer="backgroundobjects" svg:width="10.746cm" svg:height="10.235cm" svg:x="1.751cm" svg:y="6.959cm" presentation:class="title">
        <draw:text-box>
          <text:list text:style-name="ML3">
            <text:list-item>
              <text:p text:style-name="MP4"><text:span text:style-name="MT3">Textmaster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Textplatzhalter 4" presentation:style-name="Mpr30" draw:text-style-name="MP1" draw:layer="backgroundobjects" svg:width="10.799cm" svg:height="2.289cm" svg:x="12.859cm" svg:y="4.67cm" presentation:class="outline">
        <draw:text-box>
          <text:list text:style-name="ML5">
            <text:list-item>
              <text:p text:style-name="MP15"><text:span text:style-name="MT12">Textmasterformat bearbeiten</text:span></text:p>
            </text:list-item>
          </text:list>
        </draw:text-box>
      </draw:frame>
      <draw:frame draw:name="Inhaltsplatzhalter 5" presentation:style-name="Mpr31" draw:text-style-name="MP1" draw:layer="backgroundobjects" svg:width="10.799cm" svg:height="10.235cm" svg:x="12.859cm" svg:y="6.959cm" presentation:class="title">
        <draw:text-box>
          <text:list text:style-name="ML3">
            <text:list-item>
              <text:p text:style-name="MP4"><text:span text:style-name="MT3">Textmaster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Datumsplatzhalter 6" presentation:style-name="Mpr32" draw:text-style-name="MP1" draw:layer="backgroundobjects" svg:width="5.715cm" svg:height="1.014cm" svg:x="1.746cm" svg:y="17.657cm" presentation:class="date-time">
        <draw:text-box>
          <text:p text:style-name="MP16"><text:span text:style-name="MT11"><text:date style:data-style-name="D4" text:date-value="2015-03-14">14.03.2015</text:date></text:span></text:p>
        </draw:text-box>
      </draw:frame>
      <draw:frame draw:name="Fußzeilenplatzhalter 7" presentation:style-name="Mpr33" draw:text-style-name="MP1" draw:layer="backgroundobjects" svg:width="8.573cm" svg:height="1.014cm" svg:x="0.754cm" svg:y="18.04cm" presentation:class="footer">
        <draw:text-box>
          <text:p/>
        </draw:text-box>
      </draw:frame>
      <draw:frame draw:name="Foliennummernplatzhalter 8" presentation:style-name="Mpr33" draw:text-style-name="MP1" draw:layer="backgroundobjects" svg:width="5.715cm" svg:height="1.014cm" svg:x="18.71cm" svg:y="18.04cm" presentation:class="page-number">
        <draw:text-box>
          <text:p text:style-name="MP2"><text:span text:style-name="MT7"><text:page-number>&lt;Nummer&gt;</text:page-number></text:span></text:p>
        </draw:text-box>
      </draw:frame>
      <presentation:notes style:page-layout-name="PM0">
        <draw:frame draw:name="Überschriftenplatzhalter 1" presentation:style-name="Mpr32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32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15-03-14">14.03.2015</text:date></text:span></text:p>
          </draw:text-box>
        </draw:frame>
        <draw:page-thumbnail draw:name="Folienbildplatzhalter 3" presentation:style-name="Master1-Layout5-twoTxTwoObj-Vergleich-title" draw:layer="backgroundobjects" svg:width="12.7cm" svg:height="9.525cm" svg:x="3.175cm" svg:y="1.905cm" presentation:class="page"/>
        <draw:frame draw:name="Notizenplatzhalter 4" presentation:style-name="Mpr34" draw:text-style-name="MP1" draw:layer="backgroundobjects" svg:width="15.24cm" svg:height="11.43cm" svg:x="1.905cm" svg:y="12.065cm" presentation:class="notes">
          <draw:text-box>
            <text:p text:style-name="MP9"><text:span text:style-name="MT8">Mastertextformat bearbeiten</text:span></text:p>
            <text:list text:style-name="ML5">
              <text:list-item>
                <text:list>
                  <text:list-item>
                    <text:p text:style-name="MP10"><text:span text:style-name="MT8">Zweite Ebene</text:span></text:p>
                    <text:list>
                      <text:list-item>
                        <text:p text:style-name="MP11"><text:span text:style-name="MT8">Dritte Ebene</text:span></text:p>
                        <text:list>
                          <text:list-item>
                            <text:p text:style-name="MP12"><text:span text:style-name="MT8">Vierte Ebene</text:span></text:p>
                            <text:list>
                              <text:list-item>
                                <text:p text:style-name="MP13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3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35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frame draw:name="Bild 6" draw:style-name="Mgr3" draw:layer="Master1-bg" svg:width="25.4cm" svg:height="19.05cm" svg:x="-0.022cm" svg:y="0cm">
        <draw:image xlink:href="Pictures/image1.jpg" xlink:type="simple" xlink:show="embed" xlink:actuate="onLoad">
          <text:p/>
        </draw:image>
        <svg:desc>Opendata-PowerPoint_12.jpg</svg:desc>
      </draw:frame>
      <draw:frame draw:name="Titel 1" presentation:style-name="Mpr36" draw:text-style-name="MP1" draw:layer="backgroundobjects" svg:width="21.908cm" svg:height="3.321cm" svg:x="1.746cm" svg:y="2.412cm" presentation:class="title">
        <draw:text-box>
          <text:p text:style-name="MP3"><text:span text:style-name="MT2">Titelmasterformat durch Klicken bearbeiten</text:span></text:p>
        </draw:text-box>
      </draw:frame>
      <draw:frame draw:name="Datumsplatzhalter 2" presentation:style-name="Mpr37" draw:text-style-name="MP1" draw:layer="backgroundobjects" svg:width="5.715cm" svg:height="1.014cm" svg:x="1.746cm" svg:y="17.657cm" presentation:class="date-time">
        <draw:text-box>
          <text:p text:style-name="MP16"><text:span text:style-name="MT11"><text:date style:data-style-name="D4" text:date-value="2015-03-14">14.03.2015</text:date></text:span></text:p>
        </draw:text-box>
      </draw:frame>
      <draw:frame draw:name="Fußzeilenplatzhalter 3" presentation:style-name="Mpr38" draw:text-style-name="MP1" draw:layer="backgroundobjects" svg:width="8.573cm" svg:height="1.014cm" svg:x="0.754cm" svg:y="18.04cm" presentation:class="footer">
        <draw:text-box>
          <text:p/>
        </draw:text-box>
      </draw:frame>
      <draw:frame draw:name="Foliennummernplatzhalter 4" presentation:style-name="Mpr38" draw:text-style-name="MP1" draw:layer="backgroundobjects" svg:width="5.715cm" svg:height="1.014cm" svg:x="18.71cm" svg:y="18.04cm" presentation:class="page-number">
        <draw:text-box>
          <text:p text:style-name="MP2"><text:span text:style-name="MT7"><text:page-number>&lt;Nummer&gt;</text:page-number></text:span></text:p>
        </draw:text-box>
      </draw:frame>
      <presentation:notes style:page-layout-name="PM0">
        <draw:frame draw:name="Überschriftenplatzhalter 1" presentation:style-name="Mpr37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37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15-03-14">14.03.2015</text:date></text:span></text:p>
          </draw:text-box>
        </draw:frame>
        <draw:page-thumbnail draw:name="Folienbildplatzhalter 3" presentation:style-name="Master1-Layout6-titleOnly-Nur-Titel-title" draw:layer="backgroundobjects" svg:width="12.7cm" svg:height="9.525cm" svg:x="3.175cm" svg:y="1.905cm" presentation:class="page"/>
        <draw:frame draw:name="Notizenplatzhalter 4" presentation:style-name="Mpr39" draw:text-style-name="MP1" draw:layer="backgroundobjects" svg:width="15.24cm" svg:height="11.43cm" svg:x="1.905cm" svg:y="12.065cm" presentation:class="notes">
          <draw:text-box>
            <text:p text:style-name="MP9"><text:span text:style-name="MT8">Mastertextformat bearbeiten</text:span></text:p>
            <text:list text:style-name="ML5">
              <text:list-item>
                <text:list>
                  <text:list-item>
                    <text:p text:style-name="MP10"><text:span text:style-name="MT8">Zweite Ebene</text:span></text:p>
                    <text:list>
                      <text:list-item>
                        <text:p text:style-name="MP11"><text:span text:style-name="MT8">Dritte Ebene</text:span></text:p>
                        <text:list>
                          <text:list-item>
                            <text:p text:style-name="MP12"><text:span text:style-name="MT8">Vierte Ebene</text:span></text:p>
                            <text:list>
                              <text:list-item>
                                <text:p text:style-name="MP13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4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40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Bild 6" draw:style-name="Mgr3" draw:layer="Master1-bg" svg:width="25.4cm" svg:height="19.05cm" svg:x="-0.022cm" svg:y="0cm">
        <draw:image xlink:href="Pictures/image1.jpg" xlink:type="simple" xlink:show="embed" xlink:actuate="onLoad">
          <text:p/>
        </draw:image>
        <svg:desc>Opendata-PowerPoint_12.jpg</svg:desc>
      </draw:frame>
      <draw:frame draw:name="Datumsplatzhalter 1" presentation:style-name="Mpr41" draw:text-style-name="MP1" draw:layer="backgroundobjects" svg:width="5.715cm" svg:height="1.014cm" svg:x="1.746cm" svg:y="17.657cm" presentation:class="date-time">
        <draw:text-box>
          <text:p text:style-name="MP16"><text:span text:style-name="MT11"><text:date style:data-style-name="D4" text:date-value="2015-03-14">14.03.2015</text:date></text:span></text:p>
        </draw:text-box>
      </draw:frame>
      <draw:frame draw:name="Fußzeilenplatzhalter 2" presentation:style-name="Mpr42" draw:text-style-name="MP1" draw:layer="backgroundobjects" svg:width="8.573cm" svg:height="1.014cm" svg:x="0.754cm" svg:y="18.04cm" presentation:class="footer">
        <draw:text-box>
          <text:p/>
        </draw:text-box>
      </draw:frame>
      <draw:frame draw:name="Foliennummernplatzhalter 3" presentation:style-name="Mpr42" draw:text-style-name="MP1" draw:layer="backgroundobjects" svg:width="5.715cm" svg:height="1.014cm" svg:x="18.71cm" svg:y="18.04cm" presentation:class="page-number">
        <draw:text-box>
          <text:p text:style-name="MP2"><text:span text:style-name="MT7"><text:page-number>&lt;Nummer&gt;</text:page-number></text:span></text:p>
        </draw:text-box>
      </draw:frame>
      <presentation:notes style:page-layout-name="PM0">
        <draw:frame draw:name="Überschriftenplatzhalter 1" presentation:style-name="Mpr41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41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15-03-14">14.03.2015</text:date></text:span></text:p>
          </draw:text-box>
        </draw:frame>
        <draw:page-thumbnail draw:name="Folienbildplatzhalter 3" presentation:style-name="Master1-Layout7-blank-Leer-title" draw:layer="backgroundobjects" svg:width="12.7cm" svg:height="9.525cm" svg:x="3.175cm" svg:y="1.905cm" presentation:class="page"/>
        <draw:frame draw:name="Notizenplatzhalter 4" presentation:style-name="Mpr43" draw:text-style-name="MP1" draw:layer="backgroundobjects" svg:width="15.24cm" svg:height="11.43cm" svg:x="1.905cm" svg:y="12.065cm" presentation:class="notes">
          <draw:text-box>
            <text:p text:style-name="MP9"><text:span text:style-name="MT8">Mastertextformat bearbeiten</text:span></text:p>
            <text:list text:style-name="ML5">
              <text:list-item>
                <text:list>
                  <text:list-item>
                    <text:p text:style-name="MP10"><text:span text:style-name="MT8">Zweite Ebene</text:span></text:p>
                    <text:list>
                      <text:list-item>
                        <text:p text:style-name="MP11"><text:span text:style-name="MT8">Dritte Ebene</text:span></text:p>
                        <text:list>
                          <text:list-item>
                            <text:p text:style-name="MP12"><text:span text:style-name="MT8">Vierte Ebene</text:span></text:p>
                            <text:list>
                              <text:list-item>
                                <text:p text:style-name="MP13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44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44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Bild 6" draw:style-name="Mgr3" draw:layer="Master1-bg" svg:width="25.4cm" svg:height="19.05cm" svg:x="-0.022cm" svg:y="0cm">
        <draw:image xlink:href="Pictures/image1.jpg" xlink:type="simple" xlink:show="embed" xlink:actuate="onLoad">
          <text:p/>
        </draw:image>
        <svg:desc>Opendata-PowerPoint_12.jpg</svg:desc>
      </draw:frame>
      <draw:frame draw:name="Titel 1" presentation:style-name="Mpr45" draw:text-style-name="MP1" draw:layer="backgroundobjects" svg:width="8.193cm" svg:height="4.445cm" svg:x="1.751cm" svg:y="1.27cm" presentation:class="title">
        <draw:text-box>
          <text:p text:style-name="MP3"><text:span text:style-name="MT13">Titelmasterformat durch Klicken bearbeiten</text:span></text:p>
        </draw:text-box>
      </draw:frame>
      <draw:frame draw:name="Inhaltsplatzhalter 2" presentation:style-name="Mpr46" draw:text-style-name="MP1" draw:layer="backgroundobjects" svg:width="12.859cm" svg:height="13.538cm" svg:x="10.799cm" svg:y="2.743cm" presentation:class="title">
        <draw:text-box>
          <text:list text:style-name="ML3">
            <text:list-item>
              <text:p text:style-name="MP4"><text:span text:style-name="MT14">Textmaster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Textplatzhalter 3" presentation:style-name="Mpr47" draw:text-style-name="MP1" draw:layer="backgroundobjects" svg:width="8.193cm" svg:height="10.588cm" svg:x="1.751cm" svg:y="5.715cm" presentation:class="outline">
        <draw:text-box>
          <text:list text:style-name="ML5">
            <text:list-item>
              <text:p text:style-name="MP15"><text:span text:style-name="MT15">Textmasterformat bearbeiten</text:span></text:p>
            </text:list-item>
          </text:list>
        </draw:text-box>
      </draw:frame>
      <draw:frame draw:name="Datumsplatzhalter 4" presentation:style-name="Mpr48" draw:text-style-name="MP1" draw:layer="backgroundobjects" svg:width="5.715cm" svg:height="1.014cm" svg:x="1.746cm" svg:y="17.657cm" presentation:class="date-time">
        <draw:text-box>
          <text:p text:style-name="MP16"><text:span text:style-name="MT11"><text:date style:data-style-name="D4" text:date-value="2015-03-14">14.03.2015</text:date></text:span></text:p>
        </draw:text-box>
      </draw:frame>
      <draw:frame draw:name="Fußzeilenplatzhalter 5" presentation:style-name="Mpr49" draw:text-style-name="MP1" draw:layer="backgroundobjects" svg:width="8.573cm" svg:height="1.014cm" svg:x="0.754cm" svg:y="18.04cm" presentation:class="footer">
        <draw:text-box>
          <text:p/>
        </draw:text-box>
      </draw:frame>
      <draw:frame draw:name="Foliennummernplatzhalter 6" presentation:style-name="Mpr49" draw:text-style-name="MP1" draw:layer="backgroundobjects" svg:width="5.715cm" svg:height="1.014cm" svg:x="18.71cm" svg:y="18.04cm" presentation:class="page-number">
        <draw:text-box>
          <text:p text:style-name="MP2"><text:span text:style-name="MT7"><text:page-number>&lt;Nummer&gt;</text:page-number></text:span></text:p>
        </draw:text-box>
      </draw:frame>
      <presentation:notes style:page-layout-name="PM0">
        <draw:frame draw:name="Überschriftenplatzhalter 1" presentation:style-name="Mpr4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48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15-03-14">14.03.2015</text:date></text:span></text:p>
          </draw:text-box>
        </draw:frame>
        <draw:page-thumbnail draw:name="Folienbildplatzhalter 3" presentation:style-name="Master1-Layout8-objTx-Inhalt-mit-Überschrift-title" draw:layer="backgroundobjects" svg:width="12.7cm" svg:height="9.525cm" svg:x="3.175cm" svg:y="1.905cm" presentation:class="page"/>
        <draw:frame draw:name="Notizenplatzhalter 4" presentation:style-name="Mpr50" draw:text-style-name="MP1" draw:layer="backgroundobjects" svg:width="15.24cm" svg:height="11.43cm" svg:x="1.905cm" svg:y="12.065cm" presentation:class="notes">
          <draw:text-box>
            <text:p text:style-name="MP9"><text:span text:style-name="MT8">Mastertextformat bearbeiten</text:span></text:p>
            <text:list text:style-name="ML5">
              <text:list-item>
                <text:list>
                  <text:list-item>
                    <text:p text:style-name="MP10"><text:span text:style-name="MT8">Zweite Ebene</text:span></text:p>
                    <text:list>
                      <text:list-item>
                        <text:p text:style-name="MP11"><text:span text:style-name="MT8">Dritte Ebene</text:span></text:p>
                        <text:list>
                          <text:list-item>
                            <text:p text:style-name="MP12"><text:span text:style-name="MT8">Vierte Ebene</text:span></text:p>
                            <text:list>
                              <text:list-item>
                                <text:p text:style-name="MP13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5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51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Bild 6" draw:style-name="Mgr3" draw:layer="Master1-bg" svg:width="25.4cm" svg:height="19.05cm" svg:x="-0.022cm" svg:y="0cm">
        <draw:image xlink:href="Pictures/image1.jpg" xlink:type="simple" xlink:show="embed" xlink:actuate="onLoad">
          <text:p/>
        </draw:image>
        <svg:desc>Opendata-PowerPoint_12.jpg</svg:desc>
      </draw:frame>
      <draw:frame draw:name="Titel 1" presentation:style-name="Mpr52" draw:text-style-name="MP1" draw:layer="backgroundobjects" svg:width="8.193cm" svg:height="4.445cm" svg:x="1.751cm" svg:y="1.27cm" presentation:class="title">
        <draw:text-box>
          <text:p text:style-name="MP3"><text:span text:style-name="MT13">Titelmasterformat durch Klicken bearbeiten</text:span></text:p>
        </draw:text-box>
      </draw:frame>
      <draw:frame draw:name="Bildplatzhalter 2" presentation:style-name="Mpr53" draw:text-style-name="MP1" draw:layer="backgroundobjects" svg:width="12.859cm" svg:height="13.538cm" svg:x="10.799cm" svg:y="2.743cm" presentation:class="title">
        <draw:text-box>
          <text:p/>
        </draw:text-box>
      </draw:frame>
      <draw:frame draw:name="Textplatzhalter 3" presentation:style-name="Mpr54" draw:text-style-name="MP1" draw:layer="backgroundobjects" svg:width="8.193cm" svg:height="10.588cm" svg:x="1.751cm" svg:y="5.715cm" presentation:class="outline">
        <draw:text-box>
          <text:list text:style-name="ML5">
            <text:list-item>
              <text:p text:style-name="MP15"><text:span text:style-name="MT15">Textmasterformat bearbeiten</text:span></text:p>
            </text:list-item>
          </text:list>
        </draw:text-box>
      </draw:frame>
      <draw:frame draw:name="Datumsplatzhalter 4" presentation:style-name="Mpr55" draw:text-style-name="MP1" draw:layer="backgroundobjects" svg:width="5.715cm" svg:height="1.014cm" svg:x="1.746cm" svg:y="17.657cm" presentation:class="date-time">
        <draw:text-box>
          <text:p text:style-name="MP16"><text:span text:style-name="MT11"><text:date style:data-style-name="D4" text:date-value="2015-03-14">14.03.2015</text:date></text:span></text:p>
        </draw:text-box>
      </draw:frame>
      <draw:frame draw:name="Fußzeilenplatzhalter 5" presentation:style-name="Mpr56" draw:text-style-name="MP1" draw:layer="backgroundobjects" svg:width="8.573cm" svg:height="1.014cm" svg:x="0.754cm" svg:y="18.04cm" presentation:class="footer">
        <draw:text-box>
          <text:p/>
        </draw:text-box>
      </draw:frame>
      <draw:frame draw:name="Foliennummernplatzhalter 6" presentation:style-name="Mpr56" draw:text-style-name="MP1" draw:layer="backgroundobjects" svg:width="5.715cm" svg:height="1.014cm" svg:x="18.71cm" svg:y="18.04cm" presentation:class="page-number">
        <draw:text-box>
          <text:p text:style-name="MP2"><text:span text:style-name="MT7"><text:page-number>&lt;Nummer&gt;</text:page-number></text:span></text:p>
        </draw:text-box>
      </draw:frame>
      <presentation:notes style:page-layout-name="PM0">
        <draw:frame draw:name="Überschriftenplatzhalter 1" presentation:style-name="Mpr55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55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15-03-14">14.03.2015</text:date></text:span></text:p>
          </draw:text-box>
        </draw:frame>
        <draw:page-thumbnail draw:name="Folienbildplatzhalter 3" presentation:style-name="Master1-Layout9-picTx-Bild-mit-Überschrift-title" draw:layer="backgroundobjects" svg:width="12.7cm" svg:height="9.525cm" svg:x="3.175cm" svg:y="1.905cm" presentation:class="page"/>
        <draw:frame draw:name="Notizenplatzhalter 4" presentation:style-name="Mpr57" draw:text-style-name="MP1" draw:layer="backgroundobjects" svg:width="15.24cm" svg:height="11.43cm" svg:x="1.905cm" svg:y="12.065cm" presentation:class="notes">
          <draw:text-box>
            <text:p text:style-name="MP9"><text:span text:style-name="MT8">Mastertextformat bearbeiten</text:span></text:p>
            <text:list text:style-name="ML5">
              <text:list-item>
                <text:list>
                  <text:list-item>
                    <text:p text:style-name="MP10"><text:span text:style-name="MT8">Zweite Ebene</text:span></text:p>
                    <text:list>
                      <text:list-item>
                        <text:p text:style-name="MP11"><text:span text:style-name="MT8">Dritte Ebene</text:span></text:p>
                        <text:list>
                          <text:list-item>
                            <text:p text:style-name="MP12"><text:span text:style-name="MT8">Vierte Ebene</text:span></text:p>
                            <text:list>
                              <text:list-item>
                                <text:p text:style-name="MP13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5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58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Bild 6" draw:style-name="Mgr3" draw:layer="Master1-bg" svg:width="25.4cm" svg:height="19.05cm" svg:x="-0.022cm" svg:y="0cm">
        <draw:image xlink:href="Pictures/image1.jpg" xlink:type="simple" xlink:show="embed" xlink:actuate="onLoad">
          <text:p/>
        </draw:image>
        <svg:desc>Opendata-PowerPoint_12.jpg</svg:desc>
      </draw:frame>
      <draw:frame draw:name="Titel 1" presentation:style-name="Mpr59" draw:text-style-name="MP1" draw:layer="backgroundobjects" svg:width="21.908cm" svg:height="3.321cm" svg:x="1.746cm" svg:y="2.412cm" presentation:class="title">
        <draw:text-box>
          <text:p text:style-name="MP3"><text:span text:style-name="MT2">Titelmasterformat durch Klicken bearbeiten</text:span></text:p>
        </draw:text-box>
      </draw:frame>
      <draw:frame draw:name="Vertikaler Textplatzhalter 2" presentation:style-name="Mpr60" draw:text-style-name="MP17" draw:layer="backgroundobjects" svg:width="21.908cm" svg:height="10.985cm" svg:x="1.746cm" svg:y="6.174cm" presentation:class="outline">
        <draw:text-box>
          <text:list text:style-name="ML3">
            <text:list-item>
              <text:p text:style-name="MP4"><text:span text:style-name="MT3">Textmasterformat bearbeiten</text:span></text:p>
              <text:list>
                <text:list-item>
                  <text:p text:style-name="MP5"><text:span text:style-name="MT4">Zweite Ebene</text:span></text:p>
                  <text:list>
                    <text:list-item>
                      <text:p text:style-name="MP6"><text:span text:style-name="MT5">Dritte Ebene</text:span></text:p>
                      <text:list>
                        <text:list-item>
                          <text:p text:style-name="MP7"><text:span text:style-name="MT6">Vierte Ebene</text:span></text:p>
                          <text:list>
                            <text:list-item>
                              <text:p text:style-name="MP8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1" draw:text-style-name="MP1" draw:layer="backgroundobjects" svg:width="5.715cm" svg:height="1.014cm" svg:x="1.746cm" svg:y="17.657cm" presentation:class="date-time">
        <draw:text-box>
          <text:p text:style-name="MP16"><text:span text:style-name="MT11"><text:date style:data-style-name="D4" text:date-value="2015-03-14">14.03.2015</text:date></text:span></text:p>
        </draw:text-box>
      </draw:frame>
      <draw:frame draw:name="Fußzeilenplatzhalter 4" presentation:style-name="Mpr62" draw:text-style-name="MP1" draw:layer="backgroundobjects" svg:width="8.573cm" svg:height="1.014cm" svg:x="0.754cm" svg:y="18.04cm" presentation:class="footer">
        <draw:text-box>
          <text:p/>
        </draw:text-box>
      </draw:frame>
      <draw:frame draw:name="Foliennummernplatzhalter 5" presentation:style-name="Mpr62" draw:text-style-name="MP1" draw:layer="backgroundobjects" svg:width="5.715cm" svg:height="1.014cm" svg:x="18.71cm" svg:y="18.04cm" presentation:class="page-number">
        <draw:text-box>
          <text:p text:style-name="MP2"><text:span text:style-name="MT7"><text:page-number>&lt;Nummer&gt;</text:page-number></text:span></text:p>
        </draw:text-box>
      </draw:frame>
      <presentation:notes style:page-layout-name="PM0">
        <draw:frame draw:name="Überschriftenplatzhalter 1" presentation:style-name="Mpr61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61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15-03-14">14.03.2015</text:date></text:span></text:p>
          </draw:text-box>
        </draw:frame>
        <draw:page-thumbnail draw:name="Folienbildplatzhalter 3" presentation:style-name="Master1-Layout10-vertTx-Titel-und-vertikaler-Text-title" draw:layer="backgroundobjects" svg:width="12.7cm" svg:height="9.525cm" svg:x="3.175cm" svg:y="1.905cm" presentation:class="page"/>
        <draw:frame draw:name="Notizenplatzhalter 4" presentation:style-name="Mpr63" draw:text-style-name="MP1" draw:layer="backgroundobjects" svg:width="15.24cm" svg:height="11.43cm" svg:x="1.905cm" svg:y="12.065cm" presentation:class="notes">
          <draw:text-box>
            <text:p text:style-name="MP9"><text:span text:style-name="MT8">Mastertextformat bearbeiten</text:span></text:p>
            <text:list text:style-name="ML5">
              <text:list-item>
                <text:list>
                  <text:list-item>
                    <text:p text:style-name="MP10"><text:span text:style-name="MT8">Zweite Ebene</text:span></text:p>
                    <text:list>
                      <text:list-item>
                        <text:p text:style-name="MP11"><text:span text:style-name="MT8">Dritte Ebene</text:span></text:p>
                        <text:list>
                          <text:list-item>
                            <text:p text:style-name="MP12"><text:span text:style-name="MT8">Vierte Ebene</text:span></text:p>
                            <text:list>
                              <text:list-item>
                                <text:p text:style-name="MP13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64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64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Bild 6" draw:style-name="Mgr3" draw:layer="Master1-bg" svg:width="25.4cm" svg:height="19.05cm" svg:x="-0.022cm" svg:y="0cm">
        <draw:image xlink:href="Pictures/image1.jpg" xlink:type="simple" xlink:show="embed" xlink:actuate="onLoad">
          <text:p/>
        </draw:image>
        <svg:desc>Opendata-PowerPoint_12.jpg</svg:desc>
      </draw:frame>
      <draw:frame draw:name="Vertikaler Titel 1" presentation:style-name="Mpr65" draw:text-style-name="MP17" draw:layer="backgroundobjects" svg:width="5.477cm" svg:height="16.144cm" svg:x="18.177cm" svg:y="1.014cm" presentation:class="title">
        <draw:text-box>
          <text:p text:style-name="MP3"><text:span text:style-name="MT2">Titelmasterformat durch Klicken bearbeiten</text:span></text:p>
        </draw:text-box>
      </draw:frame>
      <draw:frame draw:name="Vertikaler Textplatzhalter 2" presentation:style-name="Mpr66" draw:text-style-name="MP17" draw:layer="backgroundobjects" svg:width="16.007cm" svg:height="16.144cm" svg:x="1.746cm" svg:y="1.014cm" presentation:class="outline">
        <draw:text-box>
          <text:list text:style-name="ML3">
            <text:list-item>
              <text:p text:style-name="MP4"><text:span text:style-name="MT3">Textmasterformat bearbeiten</text:span></text:p>
              <text:list>
                <text:list-item>
                  <text:p text:style-name="MP5"><text:span text:style-name="MT4">Zweite Ebene</text:span></text:p>
                  <text:list>
                    <text:list-item>
                      <text:p text:style-name="MP6"><text:span text:style-name="MT5">Dritte Ebene</text:span></text:p>
                      <text:list>
                        <text:list-item>
                          <text:p text:style-name="MP7"><text:span text:style-name="MT6">Vierte Ebene</text:span></text:p>
                          <text:list>
                            <text:list-item>
                              <text:p text:style-name="MP8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7" draw:text-style-name="MP1" draw:layer="backgroundobjects" svg:width="5.715cm" svg:height="1.014cm" svg:x="1.746cm" svg:y="17.657cm" presentation:class="date-time">
        <draw:text-box>
          <text:p text:style-name="MP16"><text:span text:style-name="MT11"><text:date style:data-style-name="D4" text:date-value="2015-03-14">14.03.2015</text:date></text:span></text:p>
        </draw:text-box>
      </draw:frame>
      <draw:frame draw:name="Fußzeilenplatzhalter 4" presentation:style-name="Mpr68" draw:text-style-name="MP1" draw:layer="backgroundobjects" svg:width="8.573cm" svg:height="1.014cm" svg:x="0.754cm" svg:y="18.04cm" presentation:class="footer">
        <draw:text-box>
          <text:p/>
        </draw:text-box>
      </draw:frame>
      <draw:frame draw:name="Foliennummernplatzhalter 5" presentation:style-name="Mpr68" draw:text-style-name="MP1" draw:layer="backgroundobjects" svg:width="5.715cm" svg:height="1.014cm" svg:x="18.71cm" svg:y="18.04cm" presentation:class="page-number">
        <draw:text-box>
          <text:p text:style-name="MP2"><text:span text:style-name="MT7"><text:page-number>&lt;Nummer&gt;</text:page-number></text:span></text:p>
        </draw:text-box>
      </draw:frame>
      <presentation:notes style:page-layout-name="PM0">
        <draw:frame draw:name="Überschriftenplatzhalter 1" presentation:style-name="Mpr67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67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15-03-14">14.03.2015</text:date></text:span></text:p>
          </draw:text-box>
        </draw:frame>
        <draw:page-thumbnail draw:name="Folienbildplatzhalter 3" presentation:style-name="Master1-Layout11-vertTitleAndTx-Vertikaler-Titel-und-Text-title" draw:layer="backgroundobjects" svg:width="12.7cm" svg:height="9.525cm" svg:x="3.175cm" svg:y="1.905cm" presentation:class="page"/>
        <draw:frame draw:name="Notizenplatzhalter 4" presentation:style-name="Mpr69" draw:text-style-name="MP1" draw:layer="backgroundobjects" svg:width="15.24cm" svg:height="11.43cm" svg:x="1.905cm" svg:y="12.065cm" presentation:class="notes">
          <draw:text-box>
            <text:p text:style-name="MP9"><text:span text:style-name="MT8">Mastertextformat bearbeiten</text:span></text:p>
            <text:list text:style-name="ML5">
              <text:list-item>
                <text:list>
                  <text:list-item>
                    <text:p text:style-name="MP10"><text:span text:style-name="MT8">Zweite Ebene</text:span></text:p>
                    <text:list>
                      <text:list-item>
                        <text:p text:style-name="MP11"><text:span text:style-name="MT8">Dritte Ebene</text:span></text:p>
                        <text:list>
                          <text:list-item>
                            <text:p text:style-name="MP12"><text:span text:style-name="MT8">Vierte Ebene</text:span></text:p>
                            <text:list>
                              <text:list-item>
                                <text:p text:style-name="MP13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7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70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Linux_x86 LibreOffice_project/410m0$Build-2</meta:generator>
    <dc:title>PowerPoint-Präsentation</dc:title>
    <meta:initial-creator>Ulrich Herrenweger</meta:initial-creator>
    <meta:creation-date>2012-01-30T21:04:32Z</meta:creation-date>
    <dc:date>2015-03-14T22:01:19.386710077</dc:date>
    <meta:editing-cycles>35</meta:editing-cycles>
    <meta:editing-duration>P0D</meta:editing-duration>
    <meta:document-statistic meta:object-count="169"/>
    <meta:template xlink:type="simple" xlink:actuate="onRequest" xlink:title="" xlink:href="../../../../../../../tmp/Pitch-Vorlage.odp/150202_Opendata_PowerPoint-Vorlage_V1.potx"/>
  </office:meta>
</office:document-meta>
</file>